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1.543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.0295in" svg:height="6.9646in" svg:x="15.8799in" svg:y="0in">
            <draw:object draw:notify-on-update-of-ranges="Sheet1.A2:Sheet1.A101 Sheet1.A2:Sheet1.A2 Sheet1.B2:Sheet1.B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.7425in" svg:height="4.9173in" svg:x="7.5283in" svg:y="4.8287in">
            <draw:object draw:notify-on-update-of-ranges="Sheet1.D1:Sheet1.D1 Sheet1.D2:Sheet1.D5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7.9807in" svg:height="4.489in" svg:x="7.4276in" svg:y="0.0496in">
            <draw:object draw:notify-on-update-of-ranges="Sheet1.E1:Sheet1.E1 Sheet1.E2:Sheet1.E10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des</text:p>
          </table:table-cell>
          <table:table-cell office:value-type="string" calcext:value-type="string">
            <text:p>duplication</text:p>
          </table:table-cell>
          <table:table-cell office:value-type="string" calcext:value-type="string">
            <text:p>storage</text:p>
          </table:table-cell>
          <table:table-cell table:number-columns-repeated="2" office:value-type="string" calcext:value-type="string">
            <text:p>quo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MIN(4;[.A2])+MAX(0; LOG([.A2])*4-4))" office:value-type="float" office:value="1" calcext:value-type="float">
            <text:p>1</text:p>
          </table:table-cell>
          <table:table-cell/>
          <table:table-cell table:formula="of:=100*[.A2]/[.A2]/[.B2]" office:value-type="float" office:value="100" calcext:value-type="float">
            <text:p>100</text:p>
          </table:table-cell>
          <table:table-cell table:formula="of:=100*[.A2]/(LOG([.A2]; 2)+1)/[.B2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MIN(4;[.A3])+MAX(0; LOG([.A3])*4-4))" office:value-type="float" office:value="2" calcext:value-type="float">
            <text:p>2</text:p>
          </table:table-cell>
          <table:table-cell/>
          <table:table-cell table:formula="of:=100*[.A3]/[.A3]/[.B3]" office:value-type="float" office:value="50" calcext:value-type="float">
            <text:p>50</text:p>
          </table:table-cell>
          <table:table-cell table:formula="of:=100*[.A3]/(LOG([.A3]; 2)+1)/[.B3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MIN(4;[.A4])+MAX(0; LOG([.A4])*4-4))" office:value-type="float" office:value="3" calcext:value-type="float">
            <text:p>3</text:p>
          </table:table-cell>
          <table:table-cell/>
          <table:table-cell table:formula="of:=100*[.A4]/[.A4]/[.B4]" office:value-type="float" office:value="33.3333333333333" calcext:value-type="float">
            <text:p>33.3333333333333</text:p>
          </table:table-cell>
          <table:table-cell table:formula="of:=100*[.A4]/(LOG([.A4]; 2)+1)/[.B4]" office:value-type="float" office:value="38.6852807234542" calcext:value-type="float">
            <text:p>38.68528072345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MIN(4;[.A5])+MAX(0; LOG([.A5])*4-4))" office:value-type="float" office:value="4" calcext:value-type="float">
            <text:p>4</text:p>
          </table:table-cell>
          <table:table-cell/>
          <table:table-cell table:formula="of:=100*[.A5]/[.A5]/[.B5]" office:value-type="float" office:value="25" calcext:value-type="float">
            <text:p>25</text:p>
          </table:table-cell>
          <table:table-cell table:formula="of:=100*[.A5]/(LOG([.A5]; 2)+1)/[.B5]" office:value-type="float" office:value="33.3333333333333" calcext:value-type="float">
            <text:p>33.3333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MIN(4;[.A6])+MAX(0; LOG([.A6])*4-4))" office:value-type="float" office:value="4" calcext:value-type="float">
            <text:p>4</text:p>
          </table:table-cell>
          <table:table-cell/>
          <table:table-cell table:formula="of:=100*[.A6]/[.A6]/[.B6]" office:value-type="float" office:value="25" calcext:value-type="float">
            <text:p>25</text:p>
          </table:table-cell>
          <table:table-cell table:formula="of:=100*[.A6]/(LOG([.A6]; 2)+1)/[.B6]" office:value-type="float" office:value="37.6287494579977" calcext:value-type="float">
            <text:p>37.62874945799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MIN(4;[.A7])+MAX(0; LOG([.A7])*4-4))" office:value-type="float" office:value="4" calcext:value-type="float">
            <text:p>4</text:p>
          </table:table-cell>
          <table:table-cell/>
          <table:table-cell table:formula="of:=100*[.A7]/[.A7]/[.B7]" office:value-type="float" office:value="25" calcext:value-type="float">
            <text:p>25</text:p>
          </table:table-cell>
          <table:table-cell table:formula="of:=100*[.A7]/(LOG([.A7]; 2)+1)/[.B7]" office:value-type="float" office:value="41.8414418476695" calcext:value-type="float">
            <text:p>41.84144184766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MIN(4;[.A8])+MAX(0; LOG([.A8])*4-4))" office:value-type="float" office:value="4" calcext:value-type="float">
            <text:p>4</text:p>
          </table:table-cell>
          <table:table-cell/>
          <table:table-cell table:formula="of:=100*[.A8]/[.A8]/[.B8]" office:value-type="float" office:value="25" calcext:value-type="float">
            <text:p>25</text:p>
          </table:table-cell>
          <table:table-cell table:formula="of:=100*[.A8]/(LOG([.A8]; 2)+1)/[.B8]" office:value-type="float" office:value="45.9636686315089" calcext:value-type="float">
            <text:p>45.96366863150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MIN(4;[.A9])+MAX(0; LOG([.A9])*4-4))" office:value-type="float" office:value="4" calcext:value-type="float">
            <text:p>4</text:p>
          </table:table-cell>
          <table:table-cell/>
          <table:table-cell table:formula="of:=100*[.A9]/[.A9]/[.B9]" office:value-type="float" office:value="25" calcext:value-type="float">
            <text:p>25</text:p>
          </table:table-cell>
          <table:table-cell table:formula="of:=100*[.A9]/(LOG([.A9]; 2)+1)/[.B9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MIN(4;[.A10])+MAX(0; LOG([.A10])*4-4))" office:value-type="float" office:value="4" calcext:value-type="float">
            <text:p>4</text:p>
          </table:table-cell>
          <table:table-cell/>
          <table:table-cell table:formula="of:=100*[.A10]/[.A10]/[.B10]" office:value-type="float" office:value="25" calcext:value-type="float">
            <text:p>25</text:p>
          </table:table-cell>
          <table:table-cell table:formula="of:=100*[.A10]/(LOG([.A10]; 2)+1)/[.B10]" office:value-type="float" office:value="53.9578049778296" calcext:value-type="float">
            <text:p>53.95780497782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MIN(4;[.A11])+MAX(0; LOG([.A11])*4-4))" office:value-type="float" office:value="4" calcext:value-type="float">
            <text:p>4</text:p>
          </table:table-cell>
          <table:table-cell/>
          <table:table-cell table:formula="of:=100*[.A11]/[.A11]/[.B11]" office:value-type="float" office:value="25" calcext:value-type="float">
            <text:p>25</text:p>
          </table:table-cell>
          <table:table-cell table:formula="of:=100*[.A11]/(LOG([.A11]; 2)+1)/[.B11]" office:value-type="float" office:value="57.8445532899398" calcext:value-type="float">
            <text:p>57.84455328993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MIN(4;[.A12])+MAX(0; LOG([.A12])*4-4))" office:value-type="float" office:value="4" calcext:value-type="float">
            <text:p>4</text:p>
          </table:table-cell>
          <table:table-cell/>
          <table:table-cell table:formula="of:=100*[.A12]/[.A12]/[.B12]" office:value-type="float" office:value="25" calcext:value-type="float">
            <text:p>25</text:p>
          </table:table-cell>
          <table:table-cell table:formula="of:=100*[.A12]/(LOG([.A12]; 2)+1)/[.B12]" office:value-type="float" office:value="61.6670516598332" calcext:value-type="float">
            <text:p>61.66705165983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MIN(4;[.A13])+MAX(0; LOG([.A13])*4-4))" office:value-type="float" office:value="4" calcext:value-type="float">
            <text:p>4</text:p>
          </table:table-cell>
          <table:table-cell/>
          <table:table-cell table:formula="of:=100*[.A13]/[.A13]/[.B13]" office:value-type="float" office:value="25" calcext:value-type="float">
            <text:p>25</text:p>
          </table:table-cell>
          <table:table-cell table:formula="of:=100*[.A13]/(LOG([.A13]; 2)+1)/[.B13]" office:value-type="float" office:value="65.4312875956595" calcext:value-type="float">
            <text:p>65.43128759565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MIN(4;[.A14])+MAX(0; LOG([.A14])*4-4))" office:value-type="float" office:value="4" calcext:value-type="float">
            <text:p>4</text:p>
          </table:table-cell>
          <table:table-cell/>
          <table:table-cell table:formula="of:=100*[.A14]/[.A14]/[.B14]" office:value-type="float" office:value="25" calcext:value-type="float">
            <text:p>25</text:p>
          </table:table-cell>
          <table:table-cell table:formula="of:=100*[.A14]/(LOG([.A14]; 2)+1)/[.B14]" office:value-type="float" office:value="69.142467404843" calcext:value-type="float">
            <text:p>69.1424674048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MIN(4;[.A15])+MAX(0; LOG([.A15])*4-4))" office:value-type="float" office:value="4" calcext:value-type="float">
            <text:p>4</text:p>
          </table:table-cell>
          <table:table-cell/>
          <table:table-cell table:formula="of:=100*[.A15]/[.A15]/[.B15]" office:value-type="float" office:value="25" calcext:value-type="float">
            <text:p>25</text:p>
          </table:table-cell>
          <table:table-cell table:formula="of:=100*[.A15]/(LOG([.A15]; 2)+1)/[.B15]" office:value-type="float" office:value="72.8051091867783" calcext:value-type="float">
            <text:p>72.805109186778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MIN(4;[.A16])+MAX(0; LOG([.A16])*4-4))" office:value-type="float" office:value="4" calcext:value-type="float">
            <text:p>4</text:p>
          </table:table-cell>
          <table:table-cell/>
          <table:table-cell table:formula="of:=100*[.A16]/[.A16]/[.B16]" office:value-type="float" office:value="25" calcext:value-type="float">
            <text:p>25</text:p>
          </table:table-cell>
          <table:table-cell table:formula="of:=100*[.A16]/(LOG([.A16]; 2)+1)/[.B16]" office:value-type="float" office:value="76.4231426589398" calcext:value-type="float">
            <text:p>76.42314265893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MIN(4;[.A17])+MAX(0; LOG([.A17])*4-4))" office:value-type="float" office:value="4" calcext:value-type="float">
            <text:p>4</text:p>
          </table:table-cell>
          <table:table-cell/>
          <table:table-cell table:formula="of:=100*[.A17]/[.A17]/[.B17]" office:value-type="float" office:value="25" calcext:value-type="float">
            <text:p>25</text:p>
          </table:table-cell>
          <table:table-cell table:formula="of:=100*[.A17]/(LOG([.A17]; 2)+1)/[.B17]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MIN(4;[.A18])+MAX(0; LOG([.A18])*4-4))" office:value-type="float" office:value="4" calcext:value-type="float">
            <text:p>4</text:p>
          </table:table-cell>
          <table:table-cell/>
          <table:table-cell table:formula="of:=100*[.A18]/[.A18]/[.B18]" office:value-type="float" office:value="25" calcext:value-type="float">
            <text:p>25</text:p>
          </table:table-cell>
          <table:table-cell table:formula="of:=100*[.A18]/(LOG([.A18]; 2)+1)/[.B18]" office:value-type="float" office:value="83.5386936989496" calcext:value-type="float">
            <text:p>83.538693698949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MIN(4;[.A19])+MAX(0; LOG([.A19])*4-4))" office:value-type="float" office:value="5" calcext:value-type="float">
            <text:p>5</text:p>
          </table:table-cell>
          <table:table-cell/>
          <table:table-cell table:formula="of:=100*[.A19]/[.A19]/[.B19]" office:value-type="float" office:value="20" calcext:value-type="float">
            <text:p>20</text:p>
          </table:table-cell>
          <table:table-cell table:formula="of:=100*[.A19]/(LOG([.A19]; 2)+1)/[.B19]" office:value-type="float" office:value="69.6335053022175" calcext:value-type="float">
            <text:p>69.63350530221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MIN(4;[.A20])+MAX(0; LOG([.A20])*4-4))" office:value-type="float" office:value="5" calcext:value-type="float">
            <text:p>5</text:p>
          </table:table-cell>
          <table:table-cell/>
          <table:table-cell table:formula="of:=100*[.A20]/[.A20]/[.B20]" office:value-type="float" office:value="20" calcext:value-type="float">
            <text:p>20</text:p>
          </table:table-cell>
          <table:table-cell table:formula="of:=100*[.A20]/(LOG([.A20]; 2)+1)/[.B20]" office:value-type="float" office:value="72.4095367221739" calcext:value-type="float">
            <text:p>72.40953672217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MIN(4;[.A21])+MAX(0; LOG([.A21])*4-4))" office:value-type="float" office:value="5" calcext:value-type="float">
            <text:p>5</text:p>
          </table:table-cell>
          <table:table-cell/>
          <table:table-cell table:formula="of:=100*[.A21]/[.A21]/[.B21]" office:value-type="float" office:value="20" calcext:value-type="float">
            <text:p>20</text:p>
          </table:table-cell>
          <table:table-cell table:formula="of:=100*[.A21]/(LOG([.A21]; 2)+1)/[.B21]" office:value-type="float" office:value="75.160729883643" calcext:value-type="float">
            <text:p>75.16072988364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MIN(4;[.A22])+MAX(0; LOG([.A22])*4-4))" office:value-type="float" office:value="5" calcext:value-type="float">
            <text:p>5</text:p>
          </table:table-cell>
          <table:table-cell/>
          <table:table-cell table:formula="of:=100*[.A22]/[.A22]/[.B22]" office:value-type="float" office:value="20" calcext:value-type="float">
            <text:p>20</text:p>
          </table:table-cell>
          <table:table-cell table:formula="of:=100*[.A22]/(LOG([.A22]; 2)+1)/[.B22]" office:value-type="float" office:value="77.8885898344549" calcext:value-type="float">
            <text:p>77.888589834454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MIN(4;[.A23])+MAX(0; LOG([.A23])*4-4))" office:value-type="float" office:value="5" calcext:value-type="float">
            <text:p>5</text:p>
          </table:table-cell>
          <table:table-cell/>
          <table:table-cell table:formula="of:=100*[.A23]/[.A23]/[.B23]" office:value-type="float" office:value="20" calcext:value-type="float">
            <text:p>20</text:p>
          </table:table-cell>
          <table:table-cell table:formula="of:=100*[.A23]/(LOG([.A23]; 2)+1)/[.B23]" office:value-type="float" office:value="80.5944704019988" calcext:value-type="float">
            <text:p>80.594470401998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MIN(4;[.A24])+MAX(0; LOG([.A24])*4-4))" office:value-type="float" office:value="5" calcext:value-type="float">
            <text:p>5</text:p>
          </table:table-cell>
          <table:table-cell/>
          <table:table-cell table:formula="of:=100*[.A24]/[.A24]/[.B24]" office:value-type="float" office:value="20" calcext:value-type="float">
            <text:p>20</text:p>
          </table:table-cell>
          <table:table-cell table:formula="of:=100*[.A24]/(LOG([.A24]; 2)+1)/[.B24]" office:value-type="float" office:value="83.2795945188185" calcext:value-type="float">
            <text:p>83.279594518818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MIN(4;[.A25])+MAX(0; LOG([.A25])*4-4))" office:value-type="float" office:value="5" calcext:value-type="float">
            <text:p>5</text:p>
          </table:table-cell>
          <table:table-cell/>
          <table:table-cell table:formula="of:=100*[.A25]/[.A25]/[.B25]" office:value-type="float" office:value="20" calcext:value-type="float">
            <text:p>20</text:p>
          </table:table-cell>
          <table:table-cell table:formula="of:=100*[.A25]/(LOG([.A25]; 2)+1)/[.B25]" office:value-type="float" office:value="85.9450712404998" calcext:value-type="float">
            <text:p>85.945071240499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MIN(4;[.A26])+MAX(0; LOG([.A26])*4-4))" office:value-type="float" office:value="5" calcext:value-type="float">
            <text:p>5</text:p>
          </table:table-cell>
          <table:table-cell/>
          <table:table-cell table:formula="of:=100*[.A26]/[.A26]/[.B26]" office:value-type="float" office:value="20" calcext:value-type="float">
            <text:p>20</text:p>
          </table:table-cell>
          <table:table-cell table:formula="of:=100*[.A26]/(LOG([.A26]; 2)+1)/[.B26]" office:value-type="float" office:value="88.591910067779" calcext:value-type="float">
            <text:p>88.59191006777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MIN(4;[.A27])+MAX(0; LOG([.A27])*4-4))" office:value-type="float" office:value="5" calcext:value-type="float">
            <text:p>5</text:p>
          </table:table-cell>
          <table:table-cell/>
          <table:table-cell table:formula="of:=100*[.A27]/[.A27]/[.B27]" office:value-type="float" office:value="20" calcext:value-type="float">
            <text:p>20</text:p>
          </table:table-cell>
          <table:table-cell table:formula="of:=100*[.A27]/(LOG([.A27]; 2)+1)/[.B27]" office:value-type="float" office:value="91.2210330626163" calcext:value-type="float">
            <text:p>91.221033062616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MIN(4;[.A28])+MAX(0; LOG([.A28])*4-4))" office:value-type="float" office:value="5" calcext:value-type="float">
            <text:p>5</text:p>
          </table:table-cell>
          <table:table-cell/>
          <table:table-cell table:formula="of:=100*[.A28]/[.A28]/[.B28]" office:value-type="float" office:value="20" calcext:value-type="float">
            <text:p>20</text:p>
          </table:table-cell>
          <table:table-cell table:formula="of:=100*[.A28]/(LOG([.A28]; 2)+1)/[.B28]" office:value-type="float" office:value="93.8332851505776" calcext:value-type="float">
            <text:p>93.833285150577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MIN(4;[.A29])+MAX(0; LOG([.A29])*4-4))" office:value-type="float" office:value="5" calcext:value-type="float">
            <text:p>5</text:p>
          </table:table-cell>
          <table:table-cell/>
          <table:table-cell table:formula="of:=100*[.A29]/[.A29]/[.B29]" office:value-type="float" office:value="20" calcext:value-type="float">
            <text:p>20</text:p>
          </table:table-cell>
          <table:table-cell table:formula="of:=100*[.A29]/(LOG([.A29]; 2)+1)/[.B29]" office:value-type="float" office:value="96.429442924695" calcext:value-type="float">
            <text:p>96.42944292469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MIN(4;[.A30])+MAX(0; LOG([.A30])*4-4))" office:value-type="float" office:value="5" calcext:value-type="float">
            <text:p>5</text:p>
          </table:table-cell>
          <table:table-cell/>
          <table:table-cell table:formula="of:=100*[.A30]/[.A30]/[.B30]" office:value-type="float" office:value="20" calcext:value-type="float">
            <text:p>20</text:p>
          </table:table-cell>
          <table:table-cell table:formula="of:=100*[.A30]/(LOG([.A30]; 2)+1)/[.B30]" office:value-type="float" office:value="99.0102222049577" calcext:value-type="float">
            <text:p>99.010222204957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MIN(4;[.A31])+MAX(0; LOG([.A31])*4-4))" office:value-type="float" office:value="5" calcext:value-type="float">
            <text:p>5</text:p>
          </table:table-cell>
          <table:table-cell/>
          <table:table-cell table:formula="of:=100*[.A31]/[.A31]/[.B31]" office:value-type="float" office:value="20" calcext:value-type="float">
            <text:p>20</text:p>
          </table:table-cell>
          <table:table-cell table:formula="of:=100*[.A31]/(LOG([.A31]; 2)+1)/[.B31]" office:value-type="float" office:value="101.576284559269" calcext:value-type="float">
            <text:p>101.57628455926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MIN(4;[.A32])+MAX(0; LOG([.A32])*4-4))" office:value-type="float" office:value="5" calcext:value-type="float">
            <text:p>5</text:p>
          </table:table-cell>
          <table:table-cell/>
          <table:table-cell table:formula="of:=100*[.A32]/[.A32]/[.B32]" office:value-type="float" office:value="20" calcext:value-type="float">
            <text:p>20</text:p>
          </table:table-cell>
          <table:table-cell table:formula="of:=100*[.A32]/(LOG([.A32]; 2)+1)/[.B32]" office:value-type="float" office:value="104.128242953366" calcext:value-type="float">
            <text:p>104.12824295336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MIN(4;[.A33])+MAX(0; LOG([.A33])*4-4))" office:value-type="float" office:value="6" calcext:value-type="float">
            <text:p>6</text:p>
          </table:table-cell>
          <table:table-cell/>
          <table:table-cell table:formula="of:=100*[.A33]/[.A33]/[.B33]" office:value-type="float" office:value="16.6666666666667" calcext:value-type="float">
            <text:p>16.6666666666667</text:p>
          </table:table-cell>
          <table:table-cell table:formula="of:=100*[.A33]/(LOG([.A33]; 2)+1)/[.B33]" office:value-type="float" office:value="88.8888888888889" calcext:value-type="float">
            <text:p>88.888888888888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MIN(4;[.A34])+MAX(0; LOG([.A34])*4-4))" office:value-type="float" office:value="6" calcext:value-type="float">
            <text:p>6</text:p>
          </table:table-cell>
          <table:table-cell/>
          <table:table-cell table:formula="of:=100*[.A34]/[.A34]/[.B34]" office:value-type="float" office:value="16.6666666666667" calcext:value-type="float">
            <text:p>16.6666666666667</text:p>
          </table:table-cell>
          <table:table-cell table:formula="of:=100*[.A34]/(LOG([.A34]; 2)+1)/[.B34]" office:value-type="float" office:value="90.9934046554821" calcext:value-type="float">
            <text:p>90.993404655482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MIN(4;[.A35])+MAX(0; LOG([.A35])*4-4))" office:value-type="float" office:value="6" calcext:value-type="float">
            <text:p>6</text:p>
          </table:table-cell>
          <table:table-cell/>
          <table:table-cell table:formula="of:=100*[.A35]/[.A35]/[.B35]" office:value-type="float" office:value="16.6666666666667" calcext:value-type="float">
            <text:p>16.6666666666667</text:p>
          </table:table-cell>
          <table:table-cell table:formula="of:=100*[.A35]/(LOG([.A35]; 2)+1)/[.B35]" office:value-type="float" office:value="93.0874949784951" calcext:value-type="float">
            <text:p>93.087494978495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MIN(4;[.A36])+MAX(0; LOG([.A36])*4-4))" office:value-type="float" office:value="6" calcext:value-type="float">
            <text:p>6</text:p>
          </table:table-cell>
          <table:table-cell/>
          <table:table-cell table:formula="of:=100*[.A36]/[.A36]/[.B36]" office:value-type="float" office:value="16.6666666666667" calcext:value-type="float">
            <text:p>16.6666666666667</text:p>
          </table:table-cell>
          <table:table-cell table:formula="of:=100*[.A36]/(LOG([.A36]; 2)+1)/[.B36]" office:value-type="float" office:value="95.1715448153813" calcext:value-type="float">
            <text:p>95.17154481538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MIN(4;[.A37])+MAX(0; LOG([.A37])*4-4))" office:value-type="float" office:value="6" calcext:value-type="float">
            <text:p>6</text:p>
          </table:table-cell>
          <table:table-cell/>
          <table:table-cell table:formula="of:=100*[.A37]/[.A37]/[.B37]" office:value-type="float" office:value="16.6666666666667" calcext:value-type="float">
            <text:p>16.6666666666667</text:p>
          </table:table-cell>
          <table:table-cell table:formula="of:=100*[.A37]/(LOG([.A37]; 2)+1)/[.B37]" office:value-type="float" office:value="97.2459146358734" calcext:value-type="float">
            <text:p>97.245914635873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MIN(4;[.A38])+MAX(0; LOG([.A38])*4-4))" office:value-type="float" office:value="6" calcext:value-type="float">
            <text:p>6</text:p>
          </table:table-cell>
          <table:table-cell/>
          <table:table-cell table:formula="of:=100*[.A38]/[.A38]/[.B38]" office:value-type="float" office:value="16.6666666666667" calcext:value-type="float">
            <text:p>16.6666666666667</text:p>
          </table:table-cell>
          <table:table-cell table:formula="of:=100*[.A38]/(LOG([.A38]; 2)+1)/[.B38]" office:value-type="float" office:value="99.3109425831407" calcext:value-type="float">
            <text:p>99.310942583140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MIN(4;[.A39])+MAX(0; LOG([.A39])*4-4))" office:value-type="float" office:value="6" calcext:value-type="float">
            <text:p>6</text:p>
          </table:table-cell>
          <table:table-cell/>
          <table:table-cell table:formula="of:=100*[.A39]/[.A39]/[.B39]" office:value-type="float" office:value="16.6666666666667" calcext:value-type="float">
            <text:p>16.6666666666667</text:p>
          </table:table-cell>
          <table:table-cell table:formula="of:=100*[.A39]/(LOG([.A39]; 2)+1)/[.B39]" office:value-type="float" office:value="101.36694639472" calcext:value-type="float">
            <text:p>101.3669463947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MIN(4;[.A40])+MAX(0; LOG([.A40])*4-4))" office:value-type="float" office:value="6" calcext:value-type="float">
            <text:p>6</text:p>
          </table:table-cell>
          <table:table-cell/>
          <table:table-cell table:formula="of:=100*[.A40]/[.A40]/[.B40]" office:value-type="float" office:value="16.6666666666667" calcext:value-type="float">
            <text:p>16.6666666666667</text:p>
          </table:table-cell>
          <table:table-cell table:formula="of:=100*[.A40]/(LOG([.A40]; 2)+1)/[.B40]" office:value-type="float" office:value="103.414225115041" calcext:value-type="float">
            <text:p>103.41422511504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MIN(4;[.A41])+MAX(0; LOG([.A41])*4-4))" office:value-type="float" office:value="6" calcext:value-type="float">
            <text:p>6</text:p>
          </table:table-cell>
          <table:table-cell/>
          <table:table-cell table:formula="of:=100*[.A41]/[.A41]/[.B41]" office:value-type="float" office:value="16.6666666666667" calcext:value-type="float">
            <text:p>16.6666666666667</text:p>
          </table:table-cell>
          <table:table-cell table:formula="of:=100*[.A41]/(LOG([.A41]; 2)+1)/[.B41]" office:value-type="float" office:value="105.453060626522" calcext:value-type="float">
            <text:p>105.45306062652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MIN(4;[.A42])+MAX(0; LOG([.A42])*4-4))" office:value-type="float" office:value="6" calcext:value-type="float">
            <text:p>6</text:p>
          </table:table-cell>
          <table:table-cell/>
          <table:table-cell table:formula="of:=100*[.A42]/[.A42]/[.B42]" office:value-type="float" office:value="16.6666666666667" calcext:value-type="float">
            <text:p>16.6666666666667</text:p>
          </table:table-cell>
          <table:table-cell table:formula="of:=100*[.A42]/(LOG([.A42]; 2)+1)/[.B42]" office:value-type="float" office:value="107.48371902219" calcext:value-type="float">
            <text:p>107.4837190221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MIN(4;[.A43])+MAX(0; LOG([.A43])*4-4))" office:value-type="float" office:value="6" calcext:value-type="float">
            <text:p>6</text:p>
          </table:table-cell>
          <table:table-cell/>
          <table:table-cell table:formula="of:=100*[.A43]/[.A43]/[.B43]" office:value-type="float" office:value="16.6666666666667" calcext:value-type="float">
            <text:p>16.6666666666667</text:p>
          </table:table-cell>
          <table:table-cell table:formula="of:=100*[.A43]/(LOG([.A43]; 2)+1)/[.B43]" office:value-type="float" office:value="109.50645183945" calcext:value-type="float">
            <text:p>109.5064518394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MIN(4;[.A44])+MAX(0; LOG([.A44])*4-4))" office:value-type="float" office:value="6" calcext:value-type="float">
            <text:p>6</text:p>
          </table:table-cell>
          <table:table-cell/>
          <table:table-cell table:formula="of:=100*[.A44]/[.A44]/[.B44]" office:value-type="float" office:value="16.6666666666667" calcext:value-type="float">
            <text:p>16.6666666666667</text:p>
          </table:table-cell>
          <table:table-cell table:formula="of:=100*[.A44]/(LOG([.A44]; 2)+1)/[.B44]" office:value-type="float" office:value="111.521497171787" calcext:value-type="float">
            <text:p>111.52149717178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MIN(4;[.A45])+MAX(0; LOG([.A45])*4-4))" office:value-type="float" office:value="6" calcext:value-type="float">
            <text:p>6</text:p>
          </table:table-cell>
          <table:table-cell/>
          <table:table-cell table:formula="of:=100*[.A45]/[.A45]/[.B45]" office:value-type="float" office:value="16.6666666666667" calcext:value-type="float">
            <text:p>16.6666666666667</text:p>
          </table:table-cell>
          <table:table-cell table:formula="of:=100*[.A45]/(LOG([.A45]; 2)+1)/[.B45]" office:value-type="float" office:value="113.529080672897" calcext:value-type="float">
            <text:p>113.52908067289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MIN(4;[.A46])+MAX(0; LOG([.A46])*4-4))" office:value-type="float" office:value="6" calcext:value-type="float">
            <text:p>6</text:p>
          </table:table-cell>
          <table:table-cell/>
          <table:table-cell table:formula="of:=100*[.A46]/[.A46]/[.B46]" office:value-type="float" office:value="16.6666666666667" calcext:value-type="float">
            <text:p>16.6666666666667</text:p>
          </table:table-cell>
          <table:table-cell table:formula="of:=100*[.A46]/(LOG([.A46]; 2)+1)/[.B46]" office:value-type="float" office:value="115.529416465698" calcext:value-type="float">
            <text:p>115.52941646569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MIN(4;[.A47])+MAX(0; LOG([.A47])*4-4))" office:value-type="float" office:value="6" calcext:value-type="float">
            <text:p>6</text:p>
          </table:table-cell>
          <table:table-cell/>
          <table:table-cell table:formula="of:=100*[.A47]/[.A47]/[.B47]" office:value-type="float" office:value="16.6666666666667" calcext:value-type="float">
            <text:p>16.6666666666667</text:p>
          </table:table-cell>
          <table:table-cell table:formula="of:=100*[.A47]/(LOG([.A47]; 2)+1)/[.B47]" office:value-type="float" office:value="117.522707967053" calcext:value-type="float">
            <text:p>117.52270796705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MIN(4;[.A48])+MAX(0; LOG([.A48])*4-4))" office:value-type="float" office:value="6" calcext:value-type="float">
            <text:p>6</text:p>
          </table:table-cell>
          <table:table-cell/>
          <table:table-cell table:formula="of:=100*[.A48]/[.A48]/[.B48]" office:value-type="float" office:value="16.6666666666667" calcext:value-type="float">
            <text:p>16.6666666666667</text:p>
          </table:table-cell>
          <table:table-cell table:formula="of:=100*[.A48]/(LOG([.A48]; 2)+1)/[.B48]" office:value-type="float" office:value="119.509148637575" calcext:value-type="float">
            <text:p>119.50914863757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MIN(4;[.A49])+MAX(0; LOG([.A49])*4-4))" office:value-type="float" office:value="6" calcext:value-type="float">
            <text:p>6</text:p>
          </table:table-cell>
          <table:table-cell/>
          <table:table-cell table:formula="of:=100*[.A49]/[.A49]/[.B49]" office:value-type="float" office:value="16.6666666666667" calcext:value-type="float">
            <text:p>16.6666666666667</text:p>
          </table:table-cell>
          <table:table-cell table:formula="of:=100*[.A49]/(LOG([.A49]; 2)+1)/[.B49]" office:value-type="float" office:value="121.488922664691" calcext:value-type="float">
            <text:p>121.48892266469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MIN(4;[.A50])+MAX(0; LOG([.A50])*4-4))" office:value-type="float" office:value="6" calcext:value-type="float">
            <text:p>6</text:p>
          </table:table-cell>
          <table:table-cell/>
          <table:table-cell table:formula="of:=100*[.A50]/[.A50]/[.B50]" office:value-type="float" office:value="16.6666666666667" calcext:value-type="float">
            <text:p>16.6666666666667</text:p>
          </table:table-cell>
          <table:table-cell table:formula="of:=100*[.A50]/(LOG([.A50]; 2)+1)/[.B50]" office:value-type="float" office:value="123.462205586117" calcext:value-type="float">
            <text:p>123.46220558611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MIN(4;[.A51])+MAX(0; LOG([.A51])*4-4))" office:value-type="float" office:value="6" calcext:value-type="float">
            <text:p>6</text:p>
          </table:table-cell>
          <table:table-cell/>
          <table:table-cell table:formula="of:=100*[.A51]/[.A51]/[.B51]" office:value-type="float" office:value="16.6666666666667" calcext:value-type="float">
            <text:p>16.6666666666667</text:p>
          </table:table-cell>
          <table:table-cell table:formula="of:=100*[.A51]/(LOG([.A51]; 2)+1)/[.B51]" office:value-type="float" office:value="125.429164859992" calcext:value-type="float">
            <text:p>125.4291648599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FLOOR(MIN(4;[.A52])+MAX(0; LOG([.A52])*4-4))" office:value-type="float" office:value="6" calcext:value-type="float">
            <text:p>6</text:p>
          </table:table-cell>
          <table:table-cell/>
          <table:table-cell table:formula="of:=100*[.A52]/[.A52]/[.B52]" office:value-type="float" office:value="16.6666666666667" calcext:value-type="float">
            <text:p>16.6666666666667</text:p>
          </table:table-cell>
          <table:table-cell table:formula="of:=100*[.A52]/(LOG([.A52]; 2)+1)/[.B52]" office:value-type="float" office:value="127.389960387155" calcext:value-type="float">
            <text:p>127.38996038715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FLOOR(MIN(4;[.A53])+MAX(0; LOG([.A53])*4-4))" office:value-type="float" office:value="6" calcext:value-type="float">
            <text:p>6</text:p>
          </table:table-cell>
          <table:table-cell/>
          <table:table-cell table:formula="of:=100*[.A53]/[.A53]/[.B53]" office:value-type="float" office:value="16.6666666666667" calcext:value-type="float">
            <text:p>16.6666666666667</text:p>
          </table:table-cell>
          <table:table-cell table:formula="of:=100*[.A53]/(LOG([.A53]; 2)+1)/[.B53]" office:value-type="float" office:value="129.344744990424" calcext:value-type="float">
            <text:p>129.34474499042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FLOOR(MIN(4;[.A54])+MAX(0; LOG([.A54])*4-4))" office:value-type="float" office:value="6" calcext:value-type="float">
            <text:p>6</text:p>
          </table:table-cell>
          <table:table-cell/>
          <table:table-cell table:formula="of:=100*[.A54]/[.A54]/[.B54]" office:value-type="float" office:value="16.6666666666667" calcext:value-type="float">
            <text:p>16.6666666666667</text:p>
          </table:table-cell>
          <table:table-cell table:formula="of:=100*[.A54]/(LOG([.A54]; 2)+1)/[.B54]" office:value-type="float" office:value="131.293664855121" calcext:value-type="float">
            <text:p>131.29366485512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FLOOR(MIN(4;[.A55])+MAX(0; LOG([.A55])*4-4))" office:value-type="float" office:value="6" calcext:value-type="float">
            <text:p>6</text:p>
          </table:table-cell>
          <table:table-cell/>
          <table:table-cell table:formula="of:=100*[.A55]/[.A55]/[.B55]" office:value-type="float" office:value="16.6666666666667" calcext:value-type="float">
            <text:p>16.6666666666667</text:p>
          </table:table-cell>
          <table:table-cell table:formula="of:=100*[.A55]/(LOG([.A55]; 2)+1)/[.B55]" office:value-type="float" office:value="133.236859934639" calcext:value-type="float">
            <text:p>133.23685993463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FLOOR(MIN(4;[.A56])+MAX(0; LOG([.A56])*4-4))" office:value-type="float" office:value="6" calcext:value-type="float">
            <text:p>6</text:p>
          </table:table-cell>
          <table:table-cell/>
          <table:table-cell table:formula="of:=100*[.A56]/[.A56]/[.B56]" office:value-type="float" office:value="16.6666666666667" calcext:value-type="float">
            <text:p>16.6666666666667</text:p>
          </table:table-cell>
          <table:table-cell table:formula="of:=100*[.A56]/(LOG([.A56]; 2)+1)/[.B56]" office:value-type="float" office:value="135.174464324386" calcext:value-type="float">
            <text:p>135.17446432438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FLOOR(MIN(4;[.A57])+MAX(0; LOG([.A57])*4-4))" office:value-type="float" office:value="6" calcext:value-type="float">
            <text:p>6</text:p>
          </table:table-cell>
          <table:table-cell/>
          <table:table-cell table:formula="of:=100*[.A57]/[.A57]/[.B57]" office:value-type="float" office:value="16.6666666666667" calcext:value-type="float">
            <text:p>16.6666666666667</text:p>
          </table:table-cell>
          <table:table-cell table:formula="of:=100*[.A57]/(LOG([.A57]; 2)+1)/[.B57]" office:value-type="float" office:value="137.106606607082" calcext:value-type="float">
            <text:p>137.10660660708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FLOOR(MIN(4;[.A58])+MAX(0; LOG([.A58])*4-4))" office:value-type="float" office:value="7" calcext:value-type="float">
            <text:p>7</text:p>
          </table:table-cell>
          <table:table-cell/>
          <table:table-cell table:formula="of:=100*[.A58]/[.A58]/[.B58]" office:value-type="float" office:value="14.2857142857143" calcext:value-type="float">
            <text:p>14.2857142857143</text:p>
          </table:table-cell>
          <table:table-cell table:formula="of:=100*[.A58]/(LOG([.A58]; 2)+1)/[.B58]" office:value-type="float" office:value="119.171494433202" calcext:value-type="float">
            <text:p>119.17149443320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FLOOR(MIN(4;[.A59])+MAX(0; LOG([.A59])*4-4))" office:value-type="float" office:value="7" calcext:value-type="float">
            <text:p>7</text:p>
          </table:table-cell>
          <table:table-cell/>
          <table:table-cell table:formula="of:=100*[.A59]/[.A59]/[.B59]" office:value-type="float" office:value="14.2857142857143" calcext:value-type="float">
            <text:p>14.2857142857143</text:p>
          </table:table-cell>
          <table:table-cell table:formula="of:=100*[.A59]/(LOG([.A59]; 2)+1)/[.B59]" office:value-type="float" office:value="120.818565866559" calcext:value-type="float">
            <text:p>120.81856586655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FLOOR(MIN(4;[.A60])+MAX(0; LOG([.A60])*4-4))" office:value-type="float" office:value="7" calcext:value-type="float">
            <text:p>7</text:p>
          </table:table-cell>
          <table:table-cell/>
          <table:table-cell table:formula="of:=100*[.A60]/[.A60]/[.B60]" office:value-type="float" office:value="14.2857142857143" calcext:value-type="float">
            <text:p>14.2857142857143</text:p>
          </table:table-cell>
          <table:table-cell table:formula="of:=100*[.A60]/(LOG([.A60]; 2)+1)/[.B60]" office:value-type="float" office:value="122.461260421648" calcext:value-type="float">
            <text:p>122.46126042164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FLOOR(MIN(4;[.A61])+MAX(0; LOG([.A61])*4-4))" office:value-type="float" office:value="7" calcext:value-type="float">
            <text:p>7</text:p>
          </table:table-cell>
          <table:table-cell/>
          <table:table-cell table:formula="of:=100*[.A61]/[.A61]/[.B61]" office:value-type="float" office:value="14.2857142857143" calcext:value-type="float">
            <text:p>14.2857142857143</text:p>
          </table:table-cell>
          <table:table-cell table:formula="of:=100*[.A61]/(LOG([.A61]; 2)+1)/[.B61]" office:value-type="float" office:value="124.099671954821" calcext:value-type="float">
            <text:p>124.09967195482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FLOOR(MIN(4;[.A62])+MAX(0; LOG([.A62])*4-4))" office:value-type="float" office:value="7" calcext:value-type="float">
            <text:p>7</text:p>
          </table:table-cell>
          <table:table-cell/>
          <table:table-cell table:formula="of:=100*[.A62]/[.A62]/[.B62]" office:value-type="float" office:value="14.2857142857143" calcext:value-type="float">
            <text:p>14.2857142857143</text:p>
          </table:table-cell>
          <table:table-cell table:formula="of:=100*[.A62]/(LOG([.A62]; 2)+1)/[.B62]" office:value-type="float" office:value="125.733890780371" calcext:value-type="float">
            <text:p>125.73389078037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FLOOR(MIN(4;[.A63])+MAX(0; LOG([.A63])*4-4))" office:value-type="float" office:value="7" calcext:value-type="float">
            <text:p>7</text:p>
          </table:table-cell>
          <table:table-cell/>
          <table:table-cell table:formula="of:=100*[.A63]/[.A63]/[.B63]" office:value-type="float" office:value="14.2857142857143" calcext:value-type="float">
            <text:p>14.2857142857143</text:p>
          </table:table-cell>
          <table:table-cell table:formula="of:=100*[.A63]/(LOG([.A63]; 2)+1)/[.B63]" office:value-type="float" office:value="127.364003859277" calcext:value-type="float">
            <text:p>127.36400385927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FLOOR(MIN(4;[.A64])+MAX(0; LOG([.A64])*4-4))" office:value-type="float" office:value="7" calcext:value-type="float">
            <text:p>7</text:p>
          </table:table-cell>
          <table:table-cell/>
          <table:table-cell table:formula="of:=100*[.A64]/[.A64]/[.B64]" office:value-type="float" office:value="14.2857142857143" calcext:value-type="float">
            <text:p>14.2857142857143</text:p>
          </table:table-cell>
          <table:table-cell table:formula="of:=100*[.A64]/(LOG([.A64]; 2)+1)/[.B64]" office:value-type="float" office:value="128.990094975084" calcext:value-type="float">
            <text:p>128.99009497508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FLOOR(MIN(4;[.A65])+MAX(0; LOG([.A65])*4-4))" office:value-type="float" office:value="7" calcext:value-type="float">
            <text:p>7</text:p>
          </table:table-cell>
          <table:table-cell/>
          <table:table-cell table:formula="of:=100*[.A65]/[.A65]/[.B65]" office:value-type="float" office:value="14.2857142857143" calcext:value-type="float">
            <text:p>14.2857142857143</text:p>
          </table:table-cell>
          <table:table-cell table:formula="of:=100*[.A65]/(LOG([.A65]; 2)+1)/[.B65]" office:value-type="float" office:value="130.612244897959" calcext:value-type="float">
            <text:p>130.61224489795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FLOOR(MIN(4;[.A66])+MAX(0; LOG([.A66])*4-4))" office:value-type="float" office:value="7" calcext:value-type="float">
            <text:p>7</text:p>
          </table:table-cell>
          <table:table-cell/>
          <table:table-cell table:formula="of:=100*[.A66]/[.A66]/[.B66]" office:value-type="float" office:value="14.2857142857143" calcext:value-type="float">
            <text:p>14.2857142857143</text:p>
          </table:table-cell>
          <table:table-cell table:formula="of:=100*[.A66]/(LOG([.A66]; 2)+1)/[.B66]" office:value-type="float" office:value="132.230531537905" calcext:value-type="float">
            <text:p>132.23053153790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FLOOR(MIN(4;[.A67])+MAX(0; LOG([.A67])*4-4))" office:value-type="float" office:value="7" calcext:value-type="float">
            <text:p>7</text:p>
          </table:table-cell>
          <table:table-cell/>
          <table:table-cell table:formula="of:=100*[.A67]/[.A67]/[.B67]" office:value-type="float" office:value="14.2857142857143" calcext:value-type="float">
            <text:p>14.2857142857143</text:p>
          </table:table-cell>
          <table:table-cell table:formula="of:=100*[.A67]/(LOG([.A67]; 2)+1)/[.B67]" office:value-type="float" office:value="133.845030087983" calcext:value-type="float">
            <text:p>133.84503008798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FLOOR(MIN(4;[.A68])+MAX(0; LOG([.A68])*4-4))" office:value-type="float" office:value="7" calcext:value-type="float">
            <text:p>7</text:p>
          </table:table-cell>
          <table:table-cell/>
          <table:table-cell table:formula="of:=100*[.A68]/[.A68]/[.B68]" office:value-type="float" office:value="14.2857142857143" calcext:value-type="float">
            <text:p>14.2857142857143</text:p>
          </table:table-cell>
          <table:table-cell table:formula="of:=100*[.A68]/(LOG([.A68]; 2)+1)/[.B68]" office:value-type="float" office:value="135.455813158346" calcext:value-type="float">
            <text:p>135.45581315834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FLOOR(MIN(4;[.A69])+MAX(0; LOG([.A69])*4-4))" office:value-type="float" office:value="7" calcext:value-type="float">
            <text:p>7</text:p>
          </table:table-cell>
          <table:table-cell/>
          <table:table-cell table:formula="of:=100*[.A69]/[.A69]/[.B69]" office:value-type="float" office:value="14.2857142857143" calcext:value-type="float">
            <text:p>14.2857142857143</text:p>
          </table:table-cell>
          <table:table-cell table:formula="of:=100*[.A69]/(LOG([.A69]; 2)+1)/[.B69]" office:value-type="float" office:value="137.062950901792" calcext:value-type="float">
            <text:p>137.06295090179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FLOOR(MIN(4;[.A70])+MAX(0; LOG([.A70])*4-4))" office:value-type="float" office:value="7" calcext:value-type="float">
            <text:p>7</text:p>
          </table:table-cell>
          <table:table-cell/>
          <table:table-cell table:formula="of:=100*[.A70]/[.A70]/[.B70]" office:value-type="float" office:value="14.2857142857143" calcext:value-type="float">
            <text:p>14.2857142857143</text:p>
          </table:table-cell>
          <table:table-cell table:formula="of:=100*[.A70]/(LOG([.A70]; 2)+1)/[.B70]" office:value-type="float" office:value="138.666511131488" calcext:value-type="float">
            <text:p>138.66651113148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FLOOR(MIN(4;[.A71])+MAX(0; LOG([.A71])*4-4))" office:value-type="float" office:value="7" calcext:value-type="float">
            <text:p>7</text:p>
          </table:table-cell>
          <table:table-cell/>
          <table:table-cell table:formula="of:=100*[.A71]/[.A71]/[.B71]" office:value-type="float" office:value="14.2857142857143" calcext:value-type="float">
            <text:p>14.2857142857143</text:p>
          </table:table-cell>
          <table:table-cell table:formula="of:=100*[.A71]/(LOG([.A71]; 2)+1)/[.B71]" office:value-type="float" office:value="140.266559431459" calcext:value-type="float">
            <text:p>140.26655943145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FLOOR(MIN(4;[.A72])+MAX(0; LOG([.A72])*4-4))" office:value-type="float" office:value="7" calcext:value-type="float">
            <text:p>7</text:p>
          </table:table-cell>
          <table:table-cell/>
          <table:table-cell table:formula="of:=100*[.A72]/[.A72]/[.B72]" office:value-type="float" office:value="14.2857142857143" calcext:value-type="float">
            <text:p>14.2857142857143</text:p>
          </table:table-cell>
          <table:table-cell table:formula="of:=100*[.A72]/(LOG([.A72]; 2)+1)/[.B72]" office:value-type="float" office:value="141.863159260377" calcext:value-type="float">
            <text:p>141.86315926037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FLOOR(MIN(4;[.A73])+MAX(0; LOG([.A73])*4-4))" office:value-type="float" office:value="7" calcext:value-type="float">
            <text:p>7</text:p>
          </table:table-cell>
          <table:table-cell/>
          <table:table-cell table:formula="of:=100*[.A73]/[.A73]/[.B73]" office:value-type="float" office:value="14.2857142857143" calcext:value-type="float">
            <text:p>14.2857142857143</text:p>
          </table:table-cell>
          <table:table-cell table:formula="of:=100*[.A73]/(LOG([.A73]; 2)+1)/[.B73]" office:value-type="float" office:value="143.456372049153" calcext:value-type="float">
            <text:p>143.45637204915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FLOOR(MIN(4;[.A74])+MAX(0; LOG([.A74])*4-4))" office:value-type="float" office:value="7" calcext:value-type="float">
            <text:p>7</text:p>
          </table:table-cell>
          <table:table-cell/>
          <table:table-cell table:formula="of:=100*[.A74]/[.A74]/[.B74]" office:value-type="float" office:value="14.2857142857143" calcext:value-type="float">
            <text:p>14.2857142857143</text:p>
          </table:table-cell>
          <table:table-cell table:formula="of:=100*[.A74]/(LOG([.A74]; 2)+1)/[.B74]" office:value-type="float" office:value="145.046257292764" calcext:value-type="float">
            <text:p>145.04625729276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FLOOR(MIN(4;[.A75])+MAX(0; LOG([.A75])*4-4))" office:value-type="float" office:value="7" calcext:value-type="float">
            <text:p>7</text:p>
          </table:table-cell>
          <table:table-cell/>
          <table:table-cell table:formula="of:=100*[.A75]/[.A75]/[.B75]" office:value-type="float" office:value="14.2857142857143" calcext:value-type="float">
            <text:p>14.2857142857143</text:p>
          </table:table-cell>
          <table:table-cell table:formula="of:=100*[.A75]/(LOG([.A75]; 2)+1)/[.B75]" office:value-type="float" office:value="146.63287263675" calcext:value-type="float">
            <text:p>146.6328726367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FLOOR(MIN(4;[.A76])+MAX(0; LOG([.A76])*4-4))" office:value-type="float" office:value="7" calcext:value-type="float">
            <text:p>7</text:p>
          </table:table-cell>
          <table:table-cell/>
          <table:table-cell table:formula="of:=100*[.A76]/[.A76]/[.B76]" office:value-type="float" office:value="14.2857142857143" calcext:value-type="float">
            <text:p>14.2857142857143</text:p>
          </table:table-cell>
          <table:table-cell table:formula="of:=100*[.A76]/(LOG([.A76]; 2)+1)/[.B76]" office:value-type="float" office:value="148.216273958736" calcext:value-type="float">
            <text:p>148.21627395873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FLOOR(MIN(4;[.A77])+MAX(0; LOG([.A77])*4-4))" office:value-type="float" office:value="7" calcext:value-type="float">
            <text:p>7</text:p>
          </table:table-cell>
          <table:table-cell/>
          <table:table-cell table:formula="of:=100*[.A77]/[.A77]/[.B77]" office:value-type="float" office:value="14.2857142857143" calcext:value-type="float">
            <text:p>14.2857142857143</text:p>
          </table:table-cell>
          <table:table-cell table:formula="of:=100*[.A77]/(LOG([.A77]; 2)+1)/[.B77]" office:value-type="float" office:value="149.796515445344" calcext:value-type="float">
            <text:p>149.79651544534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FLOOR(MIN(4;[.A78])+MAX(0; LOG([.A78])*4-4))" office:value-type="float" office:value="7" calcext:value-type="float">
            <text:p>7</text:p>
          </table:table-cell>
          <table:table-cell/>
          <table:table-cell table:formula="of:=100*[.A78]/[.A78]/[.B78]" office:value-type="float" office:value="14.2857142857143" calcext:value-type="float">
            <text:p>14.2857142857143</text:p>
          </table:table-cell>
          <table:table-cell table:formula="of:=100*[.A78]/(LOG([.A78]; 2)+1)/[.B78]" office:value-type="float" office:value="151.373649664795" calcext:value-type="float">
            <text:p>151.37364966479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FLOOR(MIN(4;[.A79])+MAX(0; LOG([.A79])*4-4))" office:value-type="float" office:value="7" calcext:value-type="float">
            <text:p>7</text:p>
          </table:table-cell>
          <table:table-cell/>
          <table:table-cell table:formula="of:=100*[.A79]/[.A79]/[.B79]" office:value-type="float" office:value="14.2857142857143" calcext:value-type="float">
            <text:p>14.2857142857143</text:p>
          </table:table-cell>
          <table:table-cell table:formula="of:=100*[.A79]/(LOG([.A79]; 2)+1)/[.B79]" office:value-type="float" office:value="152.947727635514" calcext:value-type="float">
            <text:p>152.94772763551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FLOOR(MIN(4;[.A80])+MAX(0; LOG([.A80])*4-4))" office:value-type="float" office:value="7" calcext:value-type="float">
            <text:p>7</text:p>
          </table:table-cell>
          <table:table-cell/>
          <table:table-cell table:formula="of:=100*[.A80]/[.A80]/[.B80]" office:value-type="float" office:value="14.2857142857143" calcext:value-type="float">
            <text:p>14.2857142857143</text:p>
          </table:table-cell>
          <table:table-cell table:formula="of:=100*[.A80]/(LOG([.A80]; 2)+1)/[.B80]" office:value-type="float" office:value="154.518798890985" calcext:value-type="float">
            <text:p>154.51879889098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FLOOR(MIN(4;[.A81])+MAX(0; LOG([.A81])*4-4))" office:value-type="float" office:value="7" calcext:value-type="float">
            <text:p>7</text:p>
          </table:table-cell>
          <table:table-cell/>
          <table:table-cell table:formula="of:=100*[.A81]/[.A81]/[.B81]" office:value-type="float" office:value="14.2857142857143" calcext:value-type="float">
            <text:p>14.2857142857143</text:p>
          </table:table-cell>
          <table:table-cell table:formula="of:=100*[.A81]/(LOG([.A81]; 2)+1)/[.B81]" office:value-type="float" office:value="156.086911541122" calcext:value-type="float">
            <text:p>156.08691154112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FLOOR(MIN(4;[.A82])+MAX(0; LOG([.A82])*4-4))" office:value-type="float" office:value="7" calcext:value-type="float">
            <text:p>7</text:p>
          </table:table-cell>
          <table:table-cell/>
          <table:table-cell table:formula="of:=100*[.A82]/[.A82]/[.B82]" office:value-type="float" office:value="14.2857142857143" calcext:value-type="float">
            <text:p>14.2857142857143</text:p>
          </table:table-cell>
          <table:table-cell table:formula="of:=100*[.A82]/(LOG([.A82]; 2)+1)/[.B82]" office:value-type="float" office:value="157.652112330373" calcext:value-type="float">
            <text:p>157.65211233037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FLOOR(MIN(4;[.A83])+MAX(0; LOG([.A83])*4-4))" office:value-type="float" office:value="7" calcext:value-type="float">
            <text:p>7</text:p>
          </table:table-cell>
          <table:table-cell/>
          <table:table-cell table:formula="of:=100*[.A83]/[.A83]/[.B83]" office:value-type="float" office:value="14.2857142857143" calcext:value-type="float">
            <text:p>14.2857142857143</text:p>
          </table:table-cell>
          <table:table-cell table:formula="of:=100*[.A83]/(LOG([.A83]; 2)+1)/[.B83]" office:value-type="float" office:value="159.214446692773" calcext:value-type="float">
            <text:p>159.21444669277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FLOOR(MIN(4;[.A84])+MAX(0; LOG([.A84])*4-4))" office:value-type="float" office:value="7" calcext:value-type="float">
            <text:p>7</text:p>
          </table:table-cell>
          <table:table-cell/>
          <table:table-cell table:formula="of:=100*[.A84]/[.A84]/[.B84]" office:value-type="float" office:value="14.2857142857143" calcext:value-type="float">
            <text:p>14.2857142857143</text:p>
          </table:table-cell>
          <table:table-cell table:formula="of:=100*[.A84]/(LOG([.A84]; 2)+1)/[.B84]" office:value-type="float" office:value="160.773958804141" calcext:value-type="float">
            <text:p>160.77395880414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FLOOR(MIN(4;[.A85])+MAX(0; LOG([.A85])*4-4))" office:value-type="float" office:value="7" calcext:value-type="float">
            <text:p>7</text:p>
          </table:table-cell>
          <table:table-cell/>
          <table:table-cell table:formula="of:=100*[.A85]/[.A85]/[.B85]" office:value-type="float" office:value="14.2857142857143" calcext:value-type="float">
            <text:p>14.2857142857143</text:p>
          </table:table-cell>
          <table:table-cell table:formula="of:=100*[.A85]/(LOG([.A85]; 2)+1)/[.B85]" office:value-type="float" office:value="162.3306916316" calcext:value-type="float">
            <text:p>162.330691631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FLOOR(MIN(4;[.A86])+MAX(0; LOG([.A86])*4-4))" office:value-type="float" office:value="7" calcext:value-type="float">
            <text:p>7</text:p>
          </table:table-cell>
          <table:table-cell/>
          <table:table-cell table:formula="of:=100*[.A86]/[.A86]/[.B86]" office:value-type="float" office:value="14.2857142857143" calcext:value-type="float">
            <text:p>14.2857142857143</text:p>
          </table:table-cell>
          <table:table-cell table:formula="of:=100*[.A86]/(LOG([.A86]; 2)+1)/[.B86]" office:value-type="float" office:value="163.884686980585" calcext:value-type="float">
            <text:p>163.88468698058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FLOOR(MIN(4;[.A87])+MAX(0; LOG([.A87])*4-4))" office:value-type="float" office:value="7" calcext:value-type="float">
            <text:p>7</text:p>
          </table:table-cell>
          <table:table-cell/>
          <table:table-cell table:formula="of:=100*[.A87]/[.A87]/[.B87]" office:value-type="float" office:value="14.2857142857143" calcext:value-type="float">
            <text:p>14.2857142857143</text:p>
          </table:table-cell>
          <table:table-cell table:formula="of:=100*[.A87]/(LOG([.A87]; 2)+1)/[.B87]" office:value-type="float" office:value="165.435985539505" calcext:value-type="float">
            <text:p>165.43598553950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FLOOR(MIN(4;[.A88])+MAX(0; LOG([.A88])*4-4))" office:value-type="float" office:value="7" calcext:value-type="float">
            <text:p>7</text:p>
          </table:table-cell>
          <table:table-cell/>
          <table:table-cell table:formula="of:=100*[.A88]/[.A88]/[.B88]" office:value-type="float" office:value="14.2857142857143" calcext:value-type="float">
            <text:p>14.2857142857143</text:p>
          </table:table-cell>
          <table:table-cell table:formula="of:=100*[.A88]/(LOG([.A88]; 2)+1)/[.B88]" office:value-type="float" office:value="166.984626922177" calcext:value-type="float">
            <text:p>166.98462692217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FLOOR(MIN(4;[.A89])+MAX(0; LOG([.A89])*4-4))" office:value-type="float" office:value="7" calcext:value-type="float">
            <text:p>7</text:p>
          </table:table-cell>
          <table:table-cell/>
          <table:table-cell table:formula="of:=100*[.A89]/[.A89]/[.B89]" office:value-type="float" office:value="14.2857142857143" calcext:value-type="float">
            <text:p>14.2857142857143</text:p>
          </table:table-cell>
          <table:table-cell table:formula="of:=100*[.A89]/(LOG([.A89]; 2)+1)/[.B89]" office:value-type="float" office:value="168.530649708203" calcext:value-type="float">
            <text:p>168.53064970820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FLOOR(MIN(4;[.A90])+MAX(0; LOG([.A90])*4-4))" office:value-type="float" office:value="7" calcext:value-type="float">
            <text:p>7</text:p>
          </table:table-cell>
          <table:table-cell/>
          <table:table-cell table:formula="of:=100*[.A90]/[.A90]/[.B90]" office:value-type="float" office:value="14.2857142857143" calcext:value-type="float">
            <text:p>14.2857142857143</text:p>
          </table:table-cell>
          <table:table-cell table:formula="of:=100*[.A90]/(LOG([.A90]; 2)+1)/[.B90]" office:value-type="float" office:value="170.074091481378" calcext:value-type="float">
            <text:p>170.07409148137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FLOOR(MIN(4;[.A91])+MAX(0; LOG([.A91])*4-4))" office:value-type="float" office:value="7" calcext:value-type="float">
            <text:p>7</text:p>
          </table:table-cell>
          <table:table-cell/>
          <table:table-cell table:formula="of:=100*[.A91]/[.A91]/[.B91]" office:value-type="float" office:value="14.2857142857143" calcext:value-type="float">
            <text:p>14.2857142857143</text:p>
          </table:table-cell>
          <table:table-cell table:formula="of:=100*[.A91]/(LOG([.A91]; 2)+1)/[.B91]" office:value-type="float" office:value="171.614988866262" calcext:value-type="float">
            <text:p>171.61498886626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FLOOR(MIN(4;[.A92])+MAX(0; LOG([.A92])*4-4))" office:value-type="float" office:value="7" calcext:value-type="float">
            <text:p>7</text:p>
          </table:table-cell>
          <table:table-cell/>
          <table:table-cell table:formula="of:=100*[.A92]/[.A92]/[.B92]" office:value-type="float" office:value="14.2857142857143" calcext:value-type="float">
            <text:p>14.2857142857143</text:p>
          </table:table-cell>
          <table:table-cell table:formula="of:=100*[.A92]/(LOG([.A92]; 2)+1)/[.B92]" office:value-type="float" office:value="173.153377563028" calcext:value-type="float">
            <text:p>173.15337756302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FLOOR(MIN(4;[.A93])+MAX(0; LOG([.A93])*4-4))" office:value-type="float" office:value="7" calcext:value-type="float">
            <text:p>7</text:p>
          </table:table-cell>
          <table:table-cell/>
          <table:table-cell table:formula="of:=100*[.A93]/[.A93]/[.B93]" office:value-type="float" office:value="14.2857142857143" calcext:value-type="float">
            <text:p>14.2857142857143</text:p>
          </table:table-cell>
          <table:table-cell table:formula="of:=100*[.A93]/(LOG([.A93]; 2)+1)/[.B93]" office:value-type="float" office:value="174.689292380668" calcext:value-type="float">
            <text:p>174.68929238066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FLOOR(MIN(4;[.A94])+MAX(0; LOG([.A94])*4-4))" office:value-type="float" office:value="7" calcext:value-type="float">
            <text:p>7</text:p>
          </table:table-cell>
          <table:table-cell/>
          <table:table-cell table:formula="of:=100*[.A94]/[.A94]/[.B94]" office:value-type="float" office:value="14.2857142857143" calcext:value-type="float">
            <text:p>14.2857142857143</text:p>
          </table:table-cell>
          <table:table-cell table:formula="of:=100*[.A94]/(LOG([.A94]; 2)+1)/[.B94]" office:value-type="float" office:value="176.222767268669" calcext:value-type="float">
            <text:p>176.22276726866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FLOOR(MIN(4;[.A95])+MAX(0; LOG([.A95])*4-4))" office:value-type="float" office:value="7" calcext:value-type="float">
            <text:p>7</text:p>
          </table:table-cell>
          <table:table-cell/>
          <table:table-cell table:formula="of:=100*[.A95]/[.A95]/[.B95]" office:value-type="float" office:value="14.2857142857143" calcext:value-type="float">
            <text:p>14.2857142857143</text:p>
          </table:table-cell>
          <table:table-cell table:formula="of:=100*[.A95]/(LOG([.A95]; 2)+1)/[.B95]" office:value-type="float" office:value="177.753835347232" calcext:value-type="float">
            <text:p>177.75383534723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FLOOR(MIN(4;[.A96])+MAX(0; LOG([.A96])*4-4))" office:value-type="float" office:value="7" calcext:value-type="float">
            <text:p>7</text:p>
          </table:table-cell>
          <table:table-cell/>
          <table:table-cell table:formula="of:=100*[.A96]/[.A96]/[.B96]" office:value-type="float" office:value="14.2857142857143" calcext:value-type="float">
            <text:p>14.2857142857143</text:p>
          </table:table-cell>
          <table:table-cell table:formula="of:=100*[.A96]/(LOG([.A96]; 2)+1)/[.B96]" office:value-type="float" office:value="179.282528936122" calcext:value-type="float">
            <text:p>179.28252893612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FLOOR(MIN(4;[.A97])+MAX(0; LOG([.A97])*4-4))" office:value-type="float" office:value="7" calcext:value-type="float">
            <text:p>7</text:p>
          </table:table-cell>
          <table:table-cell/>
          <table:table-cell table:formula="of:=100*[.A97]/[.A97]/[.B97]" office:value-type="float" office:value="14.2857142857143" calcext:value-type="float">
            <text:p>14.2857142857143</text:p>
          </table:table-cell>
          <table:table-cell table:formula="of:=100*[.A97]/(LOG([.A97]; 2)+1)/[.B97]" office:value-type="float" office:value="180.808879582223" calcext:value-type="float">
            <text:p>180.80887958222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FLOOR(MIN(4;[.A98])+MAX(0; LOG([.A98])*4-4))" office:value-type="float" office:value="7" calcext:value-type="float">
            <text:p>7</text:p>
          </table:table-cell>
          <table:table-cell/>
          <table:table-cell table:formula="of:=100*[.A98]/[.A98]/[.B98]" office:value-type="float" office:value="14.2857142857143" calcext:value-type="float">
            <text:p>14.2857142857143</text:p>
          </table:table-cell>
          <table:table-cell table:formula="of:=100*[.A98]/(LOG([.A98]; 2)+1)/[.B98]" office:value-type="float" office:value="182.332918085874" calcext:value-type="float">
            <text:p>182.33291808587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FLOOR(MIN(4;[.A99])+MAX(0; LOG([.A99])*4-4))" office:value-type="float" office:value="7" calcext:value-type="float">
            <text:p>7</text:p>
          </table:table-cell>
          <table:table-cell/>
          <table:table-cell table:formula="of:=100*[.A99]/[.A99]/[.B99]" office:value-type="float" office:value="14.2857142857143" calcext:value-type="float">
            <text:p>14.2857142857143</text:p>
          </table:table-cell>
          <table:table-cell table:formula="of:=100*[.A99]/(LOG([.A99]; 2)+1)/[.B99]" office:value-type="float" office:value="183.854674526035" calcext:value-type="float">
            <text:p>183.85467452603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FLOOR(MIN(4;[.A100])+MAX(0; LOG([.A100])*4-4))" office:value-type="float" office:value="7" calcext:value-type="float">
            <text:p>7</text:p>
          </table:table-cell>
          <table:table-cell/>
          <table:table-cell table:formula="of:=100*[.A100]/[.A100]/[.B100]" office:value-type="float" office:value="14.2857142857143" calcext:value-type="float">
            <text:p>14.2857142857143</text:p>
          </table:table-cell>
          <table:table-cell table:formula="of:=100*[.A100]/(LOG([.A100]; 2)+1)/[.B100]" office:value-type="float" office:value="185.374178284375" calcext:value-type="float">
            <text:p>185.3741782843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FLOOR(MIN(4;[.A101])+MAX(0; LOG([.A101])*4-4))" office:value-type="float" office:value="8" calcext:value-type="float">
            <text:p>8</text:p>
          </table:table-cell>
          <table:table-cell/>
          <table:table-cell table:formula="of:=100*[.A101]/[.A101]/[.B101]" office:value-type="float" office:value="12.5" calcext:value-type="float">
            <text:p>12.5</text:p>
          </table:table-cell>
          <table:table-cell table:formula="of:=100*[.A101]/(LOG([.A101]; 2)+1)/[.B101]" office:value-type="float" office:value="163.530025809766" calcext:value-type="float">
            <text:p>163.5300258097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2">00/00/0000</text:date>, <text:time style:data-style-name="N2" text:time-value="12:16:59.4119534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1T02:01:09.395654181</meta:creation-date>
    <dc:date>2024-04-22T14:35:40.106337554</dc:date>
    <meta:editing-duration>PT5H4M50S</meta:editing-duration>
    <meta:editing-cycles>5</meta:editing-cycles>
    <meta:generator>LibreOffice/7.5.9.2$Linux_X86_64 LibreOffice_project/50$Build-2</meta:generator>
    <meta:document-statistic meta:table-count="1" meta:cell-count="405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476cm" svg:height="17.691cm" xlink:href=".." xlink:type="simple" chart:class="chart:line" chart:style-name="ch1">
        <chart:title svg:x="10.366cm" svg:y="0.489cm" chart:style-name="ch2">
          <text:p>Duplications vs, Nodes</text:p>
        </chart:title>
        <chart:legend chart:legend-position="end" svg:x="23.947cm" svg:y="8.546cm" style:legend-expansion="high" chart:style-name="ch3"/>
        <chart:plot-area chart:style-name="ch4" table:cell-range-address="Sheet1.A2:Sheet1.B101" chart:data-source-has-labels="both" svg:x="1.52cm" svg:y="1.621cm" svg:width="21.918cm" svg:height="14.736cm">
          <chart:coordinate-region svg:x="1.956cm" svg:y="1.82cm" svg:width="21.341cm" svg:height="13.613cm"/>
          <chart:axis chart:dimension="x" chart:name="primary-x" chart:style-name="ch5" chartooo:axis-type="auto">
            <chartooo:date-scale/>
            <chart:title svg:x="11.945cm" svg:y="16.71cm" chart:style-name="ch6">
              <text:p>Nodes</text:p>
            </chart:title>
            <chart:categories table:cell-range-address="Sheet1.A2:Sheet1.A101"/>
          </chart:axis>
          <chart:axis chart:dimension="y" chart:name="primary-y" chart:style-name="ch5">
            <chart:title svg:x="0.451cm" svg:y="9.946cm" chart:style-name="ch7">
              <text:p>Duplications</text:p>
            </chart:title>
            <chart:grid chart:style-name="ch8" chart:class="major"/>
          </chart:axis>
          <chart:series chart:style-name="ch9" chart:values-cell-range-address="Sheet1.B2:Sheet1.B101" chart:label-cell-address="Sheet1.A2:Sheet1.A2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A2:Sheet1.A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101</svg:desc>
                </draw:g>
              </table:table-cell>
              <table:table-cell office:value-type="float" office:value="1">
                <text:p>1</text:p>
                <draw:g>
                  <svg:desc>Sheet1.B2:Sheet1.B10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207cm" svg:height="12.491cm" xlink:href=".." xlink:type="simple" chart:class="chart:line" chart:style-name="ch1">
        <chart:title svg:x="9.353cm" svg:y="0.385cm" chart:style-name="ch2">
          <text:p>Quota vs. Nodes</text:p>
        </chart:title>
        <chart:legend chart:legend-position="end" svg:x="20.016cm" svg:y="5.946cm" style:legend-expansion="high" chart:style-name="ch3"/>
        <chart:plot-area chart:style-name="ch4" table:cell-range-address="Sheet1.D1:Sheet1.D51" chart:data-source-has-labels="row" svg:x="1.455cm" svg:y="1.413cm" svg:width="18.117cm" svg:height="9.848cm">
          <chart:coordinate-region svg:x="2.262cm" svg:y="1.612cm" svg:width="17.31cm" svg:height="8.857cm"/>
          <chart:axis chart:dimension="x" chart:name="primary-x" chart:style-name="ch5">
            <chart:title svg:x="9.979cm" svg:y="11.51cm" chart:style-name="ch6">
              <text:p>Nodes</text:p>
            </chart:title>
          </chart:axis>
          <chart:axis chart:dimension="y" chart:name="primary-y" chart:style-name="ch5">
            <chart:title svg:x="0.451cm" svg:y="6.91cm" chart:style-name="ch7">
              <text:p>Shards</text:p>
            </chart:title>
            <chart:grid chart:style-name="ch8" chart:class="major"/>
          </chart:axis>
          <chart:series chart:style-name="ch9" chart:values-cell-range-address="Sheet1.D2:Sheet1.D51" chart:label-cell-address="Sheet1.D1:Sheet1.D1" chart:class="chart:line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ota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D2:Sheet1.D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.3333333333333">
                <text:p>33.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.6666666666667">
                <text:p>16.666666666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.6666666666667">
                <text:p>16.666666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.6666666666667">
                <text:p>16.666666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.6666666666667">
                <text:p>16.666666666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.6666666666667">
                <text:p>16.6666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.6666666666667">
                <text:p>16.6666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.6666666666667">
                <text:p>16.66666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.6666666666667">
                <text:p>16.666666666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.6666666666667">
                <text:p>16.6666666666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.6666666666667">
                <text:p>16.666666666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.6666666666667">
                <text:p>16.666666666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.6666666666667">
                <text:p>16.6666666666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.6666666666667">
                <text:p>16.666666666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.6666666666667">
                <text:p>16.6666666666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.6666666666667">
                <text:p>16.6666666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.6666666666667">
                <text:p>16.6666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6666666666667">
                <text:p>16.6666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6666666666667">
                <text:p>16.66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.6666666666667">
                <text:p>16.666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272cm" svg:height="11.403cm" xlink:href=".." xlink:type="simple" chart:class="chart:line" chart:style-name="ch1">
        <chart:title svg:x="8.386cm" svg:y="0.364cm" chart:style-name="ch2">
          <text:p>Quota vs. Nodes</text:p>
        </chart:title>
        <chart:legend chart:legend-position="end" svg:x="18.081cm" svg:y="5.402cm" style:legend-expansion="high" chart:style-name="ch3"/>
        <chart:plot-area chart:style-name="ch4" table:cell-range-address="Sheet1.E1:Sheet1.E101" chart:data-source-has-labels="row" svg:x="1.416cm" svg:y="1.371cm" svg:width="16.26cm" svg:height="8.823cm">
          <chart:coordinate-region svg:x="2.223cm" svg:y="1.571cm" svg:width="15.453cm" svg:height="7.831cm"/>
          <chart:axis chart:dimension="x" chart:name="primary-x" chart:style-name="ch5">
            <chart:title svg:x="9.012cm" svg:y="10.422cm" chart:style-name="ch6">
              <text:p>Nodes</text:p>
            </chart:title>
          </chart:axis>
          <chart:axis chart:dimension="y" chart:name="primary-y" chart:style-name="ch5">
            <chart:title svg:x="0.451cm" svg:y="6.355cm" chart:style-name="ch7">
              <text:p>Shards</text:p>
            </chart:title>
            <chart:grid chart:style-name="ch8" chart:class="major"/>
          </chart:axis>
          <chart:series chart:style-name="ch9" chart:values-cell-range-address="Sheet1.E2:Sheet1.E101" chart:label-cell-address="Sheet1.E1:Sheet1.E1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ota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E2:Sheet1.E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.6852807234542">
                <text:p>38.68528072345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.3333333333333">
                <text:p>33.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.6287494579977">
                <text:p>37.62874945799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.8414418476695">
                <text:p>41.84144184766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.9636686315089">
                <text:p>45.96366863150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3.9578049778296">
                <text:p>53.95780497782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.8445532899398">
                <text:p>57.84455328993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1.6670516598332">
                <text:p>61.66705165983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.4312875956595">
                <text:p>65.43128759565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9.142467404843">
                <text:p>69.1424674048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2.8051091867783">
                <text:p>72.80510918677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6.4231426589398">
                <text:p>76.42314265893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3.5386936989496">
                <text:p>83.53869369894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9.6335053022175">
                <text:p>69.63350530221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2.4095367221739">
                <text:p>72.40953672217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5.160729883643">
                <text:p>75.1607298836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7.8885898344549">
                <text:p>77.88858983445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0.5944704019988">
                <text:p>80.59447040199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3.2795945188185">
                <text:p>83.27959451881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5.9450712404998">
                <text:p>85.94507124049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8.591910067779">
                <text:p>88.5919100677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1.2210330626163">
                <text:p>91.22103306261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3.8332851505776">
                <text:p>93.83328515057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6.429442924695">
                <text:p>96.4294429246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9.0102222049577">
                <text:p>99.01022220495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1.576284559269">
                <text:p>101.5762845592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4.128242953366">
                <text:p>104.1282429533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8.8888888888889">
                <text:p>88.88888888888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0.9934046554821">
                <text:p>90.99340465548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3.0874949784951">
                <text:p>93.08749497849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5.1715448153813">
                <text:p>95.17154481538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7.2459146358734">
                <text:p>97.24591463587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9.3109425831407">
                <text:p>99.31094258314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1.36694639472">
                <text:p>101.366946394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3.414225115041">
                <text:p>103.4142251150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5.453060626522">
                <text:p>105.4530606265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7.48371902219">
                <text:p>107.483719022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9.50645183945">
                <text:p>109.506451839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1.521497171787">
                <text:p>111.5214971717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3.529080672897">
                <text:p>113.5290806728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5.529416465698">
                <text:p>115.5294164656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7.522707967053">
                <text:p>117.5227079670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9.509148637575">
                <text:p>119.5091486375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1.488922664691">
                <text:p>121.4889226646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3.462205586117">
                <text:p>123.4622055861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5.429164859992">
                <text:p>125.4291648599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7.389960387155">
                <text:p>127.3899603871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9.344744990424">
                <text:p>129.3447449904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1.293664855121">
                <text:p>131.2936648551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3.236859934639">
                <text:p>133.2368599346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5.174464324386">
                <text:p>135.1744643243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7.106606607082">
                <text:p>137.1066066070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9.171494433202">
                <text:p>119.1714944332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0.818565866559">
                <text:p>120.8185658665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2.461260421648">
                <text:p>122.4612604216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4.099671954821">
                <text:p>124.0996719548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5.733890780371">
                <text:p>125.7338907803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7.364003859277">
                <text:p>127.36400385927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8.990094975084">
                <text:p>128.9900949750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0.612244897959">
                <text:p>130.6122448979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2.230531537905">
                <text:p>132.2305315379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3.845030087983">
                <text:p>133.84503008798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5.455813158346">
                <text:p>135.4558131583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7.062950901792">
                <text:p>137.06295090179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8.666511131488">
                <text:p>138.6665111314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0.266559431459">
                <text:p>140.2665594314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1.863159260377">
                <text:p>141.86315926037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3.456372049153">
                <text:p>143.4563720491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5.046257292764">
                <text:p>145.0462572927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6.63287263675">
                <text:p>146.632872636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8.216273958736">
                <text:p>148.2162739587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9.796515445344">
                <text:p>149.7965154453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1.373649664795">
                <text:p>151.3736496647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2.947727635514">
                <text:p>152.9477276355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4.518798890985">
                <text:p>154.5187988909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6.086911541122">
                <text:p>156.08691154112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7.652112330373">
                <text:p>157.6521123303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9.214446692773">
                <text:p>159.2144466927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0.773958804141">
                <text:p>160.77395880414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2.3306916316">
                <text:p>162.33069163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3.884686980585">
                <text:p>163.8846869805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5.435985539505">
                <text:p>165.4359855395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6.984626922177">
                <text:p>166.9846269221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8.530649708203">
                <text:p>168.5306497082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0.074091481378">
                <text:p>170.0740914813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1.614988866262">
                <text:p>171.61498886626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73.153377563028">
                <text:p>173.1533775630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74.689292380668">
                <text:p>174.68929238066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76.222767268669">
                <text:p>176.22276726866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77.753835347232">
                <text:p>177.7538353472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79.282528936122">
                <text:p>179.2825289361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80.808879582223">
                <text:p>180.8088795822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82.332918085874">
                <text:p>182.3329180858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83.854674526035">
                <text:p>183.85467452603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85.374178284375">
                <text:p>185.3741782843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3.530025809766">
                <text:p>163.53002580976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